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style:contextual-spacing="false" fo:line-height="128%" style:writing-mode="lr-tb"/>
    </style:style>
    <style:style style:name="P2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</style:style>
    <style:style style:name="P3" style:family="paragraph" style:parent-style-name="Text_20_body">
      <style:paragraph-properties fo:margin-top="0cm" fo:margin-bottom="0.282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.282cm" style:contextual-spacing="false" fo:line-height="12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</style:style>
    <style:style style:name="P8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weight="normal"/>
    </style:style>
    <style:style style:name="P9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2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paragraph-rsid="00279fbc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cm" fo:margin-bottom="0.282cm" style:contextual-spacing="false" fo:line-height="128%" fo:text-align="justify" style:justify-single-word="false" fo:text-indent="0cm" style:auto-text-indent="false" style:writing-mode="lr-tb"/>
    </style:style>
    <style:style style:name="P12" style:family="paragraph" style:parent-style-name="Text_20_body">
      <style:paragraph-properties fo:line-height="128%" fo:text-align="center" style:justify-single-word="false" style:writing-mode="lr-tb"/>
    </style:style>
    <style:style style:name="P13" style:family="paragraph" style:parent-style-name="Text_20_body" style:master-page-name="MP0">
      <style:paragraph-properties fo:text-align="center" style:justify-single-word="false" style:page-number="auto" fo:break-before="page"/>
      <style:text-properties officeooo:rsid="001fccd1"/>
    </style:style>
    <style:style style:name="P14" style:family="paragraph" style:parent-style-name="Text_20_body" style:list-style-name="L1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b0515" officeooo:paragraph-rsid="002b0515" style:text-blinking="false" fo:background-color="transparent"/>
    </style:style>
    <style:style style:name="P16" style:family="paragraph" style:parent-style-name="Text_20_body" style:list-style-name="L2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b0515" officeooo:paragraph-rsid="002b0515" style:text-blinking="false" fo:background-color="transparent"/>
    </style:style>
    <style:style style:name="P17" style:family="paragraph" style:parent-style-name="Text_20_body" style:list-style-name="L2">
      <style:paragraph-properties fo:margin-top="0cm" fo:margin-bottom="0.282cm" style:contextual-spacing="false" fo:line-height="128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0.5pt" fo:font-style="normal" style:text-underline-style="none" fo:font-weight="normal" officeooo:rsid="002b0515" officeooo:paragraph-rsid="00279fbc" style:text-blinking="false" fo:background-color="transparent"/>
    </style:style>
    <style:style style:name="P18" style:family="paragraph" style:parent-style-name="Text_20_body" style:list-style-name="L3">
      <style:paragraph-properties fo:margin-top="0cm" fo:margin-bottom="0.282cm" style:contextual-spacing="false" fo:line-height="128%" fo:text-align="justify" style:justify-single-word="false" style:writing-mode="lr-tb"/>
      <style:text-properties officeooo:paragraph-rsid="00279fbc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weight-asian="bold" style:font-name-complex="Arial1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officeooo:rsid="00279fbc"/>
    </style:style>
    <style:style style:name="T5" style:family="text">
      <style:text-properties officeooo:rsid="002b764c"/>
    </style:style>
    <style:style style:name="T6" style:family="text">
      <style:text-properties officeooo:rsid="002bd5b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docs-internal-guid-267d1f43-9828-8f6d-11ee-1608df4c74f1"/><text:span text:style-name="Fonte_20_parág._20_padrão"><text:span text:style-name="T1">REUNIÃO DE RETROSPECTIVA</text:span></text:span></text:p>
      <text:p text:style-name="P3">Sprint 0<text:span text:style-name="T6">5</text:span></text:p>
      <text:p text:style-name="P1"/>
      <text:p text:style-name="P6">…..</text:p>
      <text:p text:style-name="P2"/>
      <text:p text:style-name="P4">Pontos Positivos:</text:p>
      <text:list xml:id="list4190115126366605396" text:style-name="L1">
        <text:list-item>
          <text:p text:style-name="P14"/>
        </text:list-item>
      </text:list>
      <text:p text:style-name="P11"/>
      <text:p text:style-name="P4">Pontos Negativos:</text:p>
      <text:list xml:id="list3071596734832638693" text:style-name="L2">
        <text:list-item>
          <text:p text:style-name="P17"/>
        </text:list-item>
      </text:list>
      <text:p text:style-name="P4">O que poderíamos ter feito de melhor?</text:p>
      <text:list xml:id="list7515918668611722222" text:style-name="L3">
        <text:list-item>
          <text:p text:style-name="P18"/>
          <text:p text:style-name="P18"/>
        </text:list-item>
      </text:list>
      <text:p text:style-name="P5">Monteiro-PB, <text:s/>de <text:span text:style-name="T4">dezembro de</text:span> 2016.</text:p>
      <text:p text:style-name="P7"/>
      <text:p text:style-name="P12"/>
      <text:p text:style-name="P10">Gilvonaldo Alves da Silva Cavalcanti</text:p>
      <text:p text:style-name="P8"><text:span text:style-name="T2">Sidclei Wilker Alves de Freitas</text:span><text:span text:style-name="T3"> </text:span></text:p>
      <text:p text:style-name="P9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alibri1" svg:font-family="Calibri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Fonte_20_parág._20_padrão" style:display-name="Fonte parág. padrão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Witalo Carlos X. Albuquerque</meta:initial-creator>
    <meta:creation-date>2015-06-03T00:43:00Z</meta:creation-date>
    <dc:date>2017-02-06T17:19:19.417351568</dc:date>
    <meta:editing-cycles>13</meta:editing-cycles>
    <meta:editing-duration>PT2H3M</meta:editing-duration>
    <meta:document-statistic meta:table-count="0" meta:image-count="0" meta:object-count="0" meta:page-count="1" meta:paragraph-count="14" meta:word-count="36" meta:character-count="214" meta:non-whitespace-character-count="1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Projeto2/SysTI/Projeto%20SysTI/001-Atas%20de%20reuniao/it-002/ATA-Reuniao%20de%20Retrospectiva%20002.odt/Normal.dotm"/>
  </office:meta>
</office:document-meta>
</file>